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cb78" officeooo:paragraph-rsid="000acb78"/>
    </style:style>
    <style:style style:name="P2" style:family="paragraph" style:parent-style-name="Standard">
      <style:text-properties officeooo:rsid="000c0f78" officeooo:paragraph-rsid="000c0f78"/>
    </style:style>
    <style:style style:name="P3" style:family="paragraph" style:parent-style-name="Standard">
      <style:text-properties officeooo:rsid="000c0f78" officeooo:paragraph-rsid="000d35dd"/>
    </style:style>
    <style:style style:name="P4" style:family="paragraph" style:parent-style-name="Standard">
      <style:text-properties officeooo:rsid="000c0f78" officeooo:paragraph-rsid="0012a4c8"/>
    </style:style>
    <style:style style:name="P5" style:family="paragraph" style:parent-style-name="Standard">
      <style:text-properties officeooo:rsid="000d35dd" officeooo:paragraph-rsid="000d35dd"/>
    </style:style>
    <style:style style:name="P6" style:family="paragraph" style:parent-style-name="Standard">
      <style:text-properties officeooo:rsid="000d35dd" officeooo:paragraph-rsid="0012a4c8"/>
    </style:style>
    <style:style style:name="P7" style:family="paragraph" style:parent-style-name="Standard">
      <style:text-properties officeooo:paragraph-rsid="000d35dd"/>
    </style:style>
    <style:style style:name="P8" style:family="paragraph" style:parent-style-name="Standard">
      <style:text-properties officeooo:rsid="000f098c" officeooo:paragraph-rsid="0012a4c8"/>
    </style:style>
    <style:style style:name="P9" style:family="paragraph" style:parent-style-name="Standard">
      <style:text-properties officeooo:rsid="0010bb77" officeooo:paragraph-rsid="000f098c"/>
    </style:style>
    <style:style style:name="P10" style:family="paragraph" style:parent-style-name="Standard">
      <style:text-properties officeooo:rsid="0010bb77" officeooo:paragraph-rsid="0012a4c8"/>
    </style:style>
    <style:style style:name="P11" style:family="paragraph" style:parent-style-name="Standard">
      <style:text-properties officeooo:rsid="0012a4c8" officeooo:paragraph-rsid="0012a4c8"/>
    </style:style>
    <style:style style:name="P12" style:family="paragraph" style:parent-style-name="Standard">
      <style:text-properties officeooo:rsid="000d35dd" officeooo:paragraph-rsid="000d35dd"/>
    </style:style>
    <style:style style:name="P13" style:family="paragraph" style:parent-style-name="Standard">
      <style:text-properties officeooo:rsid="0017111c" officeooo:paragraph-rsid="0017111c"/>
    </style:style>
    <style:style style:name="P14" style:family="paragraph" style:parent-style-name="Standard">
      <style:text-properties officeooo:rsid="00174698" officeooo:paragraph-rsid="00174698"/>
    </style:style>
    <style:style style:name="P15" style:family="paragraph" style:parent-style-name="Standard">
      <style:paragraph-properties fo:break-before="page"/>
      <style:text-properties officeooo:rsid="00174698" officeooo:paragraph-rsid="00174698"/>
    </style:style>
    <style:style style:name="T1" style:family="text">
      <style:text-properties officeooo:rsid="00144a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<text:span text:style-name="T1">rim</text:span>cillin</text:p>
      <text:p text:style-name="P1">85x60x33 (mm)</text:p>
      <text:p text:style-name="P7"/>
      <text:p text:style-name="P5">panodil zap</text:p>
      <text:p text:style-name="P5">86x70x17</text:p>
      <text:p text:style-name="P2"/>
      <text:p text:style-name="P8">strepsils</text:p>
      <text:p text:style-name="P10">110x80x20</text:p>
      <text:p text:style-name="P11"/>
      <text:p text:style-name="P11">kodimagnyl</text:p>
      <text:p text:style-name="P11">120x53x16</text:p>
      <text:p text:style-name="P11"/>
      <text:p text:style-name="P11">zymelin</text:p>
      <text:p text:style-name="P11">111x41x30</text:p>
      <text:p text:style-name="P3"/>
      <text:p text:style-name="P11">medicated oil</text:p>
      <text:p text:style-name="P11">97x62x22</text:p>
      <text:p text:style-name="P9"/>
      <text:p text:style-name="P11">zendium</text:p>
      <text:p text:style-name="P11">152x77x28</text:p>
      <text:p text:style-name="P11"/>
      <text:p text:style-name="P6">kort</text:p>
      <text:p text:style-name="P4">91x64x17 </text:p>
      <text:p text:style-name="P4"/>
      <text:p text:style-name="P13">motto takagi</text:p>
      <text:p text:style-name="P13">180x127x12</text:p>
      <text:p text:style-name="P13"/>
      <text:p text:style-name="P13">doraemon</text:p>
      <text:p text:style-name="P13">175x112x13</text:p>
      <text:p text:style-name="P13"/>
      <text:p text:style-name="P14">w&amp;p vol1</text:p>
      <text:p text:style-name="P14">207x140x20</text:p>
      <text:p text:style-name="P14"/>
      <text:p text:style-name="P14">w&amp;p vol2</text:p>
      <text:p text:style-name="P14">207x140x22</text:p>
      <text:p text:style-name="P14"/>
      <text:p text:style-name="P14">w&amp;p vol3</text:p>
      <text:p text:style-name="P14">207x140x19</text:p>
      <text:p text:style-name="P14"/>
      <text:p text:style-name="P14">w&amp;p vol4</text:p>
      <text:p text:style-name="P14">207x140x29</text:p>
      <text:p text:style-name="P14"/>
      <text:p text:style-name="P14">w&amp;p vol5</text:p>
      <text:p text:style-name="P14">207x140x18</text:p>
      <text:p text:style-name="P14"/>
      <text:p text:style-name="P14">w&amp;p vol6</text:p>
      <text:p text:style-name="P14">207x140x29</text:p>
      <text:p text:style-name="P15">mf3rs2</text:p>
      <text:p text:style-name="P14">56³</text:p>
      <text:p text:style-name="P14"/>
      <text:p text:style-name="P14">yu xin </text:p>
      <text:p text:style-name="P14">56³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1:21:31.609720460</meta:creation-date>
    <dc:date>2023-03-03T16:31:54.737146149</dc:date>
    <meta:editing-duration>PT7H58M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36" meta:word-count="49" meta:character-count="312" meta:non-whitespace-character-count="299"/>
  </office:meta>
</office:document-meta>
</file>